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" style:family="table">
      <style:table-properties style:width="17cm" table:align="margins"/>
    </style:style>
    <style:style style:name="FR.A" style:family="table-column">
      <style:table-column-properties style:column-width="1.697cm" style:rel-column-width="6541*"/>
    </style:style>
    <style:style style:name="FR.B" style:family="table-column">
      <style:table-column-properties style:column-width="5.011cm" style:rel-column-width="19317*"/>
    </style:style>
    <style:style style:name="FR.C" style:family="table-column">
      <style:table-column-properties style:column-width="10.292cm" style:rel-column-width="39677*"/>
    </style:style>
    <style:style style:name="FR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FR.C1" style:family="table-cell">
      <style:table-cell-properties fo:padding="0.097cm" fo:border="0.5pt solid #000000" style:writing-mode="page"/>
    </style:style>
    <style:style style:name="FR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FR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R.13" style:family="table-row">
      <style:table-row-properties style:min-row-height="0.192cm"/>
    </style:style>
    <style:style style:name="NFR" style:family="table">
      <style:table-properties style:width="16.612cm" fo:margin-left="0cm" table:align="left"/>
    </style:style>
    <style:style style:name="NFR.A" style:family="table-column">
      <style:table-column-properties style:column-width="1.699cm"/>
    </style:style>
    <style:style style:name="NFR.B" style:family="table-column">
      <style:table-column-properties style:column-width="5.009cm"/>
    </style:style>
    <style:style style:name="NFR.C" style:family="table-column">
      <style:table-column-properties style:column-width="9.904cm"/>
    </style:style>
    <style:style style:name="NFR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NFR.C1" style:family="table-cell">
      <style:table-cell-properties fo:padding="0.097cm" fo:border="0.5pt solid #000000" style:writing-mode="page"/>
    </style:style>
    <style:style style:name="NFR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NFR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" style:family="table">
      <style:table-properties style:width="16.612cm" fo:margin-left="0cm" table:align="left"/>
    </style:style>
    <style:style style:name="Table1.A" style:family="table-column">
      <style:table-column-properties style:column-width="1.699cm"/>
    </style:style>
    <style:style style:name="Table1.B" style:family="table-column">
      <style:table-column-properties style:column-width="5.994cm"/>
    </style:style>
    <style:style style:name="Table1.C" style:family="table-column">
      <style:table-column-properties style:column-width="8.9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26bb1e" officeooo:paragraph-rsid="00280c14"/>
    </style:style>
    <style:style style:name="P2" style:family="paragraph" style:parent-style-name="Standard">
      <style:text-properties officeooo:rsid="0026bb1e" officeooo:paragraph-rsid="006bab95"/>
    </style:style>
    <style:style style:name="P3" style:family="paragraph" style:parent-style-name="Standard">
      <style:text-properties officeooo:rsid="0026bb1e" officeooo:paragraph-rsid="00e92e8d"/>
    </style:style>
    <style:style style:name="P4" style:family="paragraph" style:parent-style-name="Standard">
      <style:text-properties officeooo:rsid="0029d9f8" officeooo:paragraph-rsid="0029d9f8"/>
    </style:style>
    <style:style style:name="P5" style:family="paragraph" style:parent-style-name="Standard">
      <style:text-properties officeooo:rsid="002ae472" officeooo:paragraph-rsid="002ae472"/>
    </style:style>
    <style:style style:name="P6" style:family="paragraph" style:parent-style-name="Standard">
      <style:text-properties officeooo:rsid="002ae472" officeooo:paragraph-rsid="0046c9e3"/>
    </style:style>
    <style:style style:name="P7" style:family="paragraph" style:parent-style-name="Standard">
      <style:text-properties officeooo:rsid="002f21e1" officeooo:paragraph-rsid="002f21e1"/>
    </style:style>
    <style:style style:name="P8" style:family="paragraph" style:parent-style-name="Standard">
      <style:text-properties officeooo:rsid="002f21e1" officeooo:paragraph-rsid="00496cb8"/>
    </style:style>
    <style:style style:name="P9" style:family="paragraph" style:parent-style-name="Standard">
      <style:text-properties officeooo:rsid="0030ab95" officeooo:paragraph-rsid="0030ab95"/>
    </style:style>
    <style:style style:name="P10" style:family="paragraph" style:parent-style-name="Standard">
      <style:text-properties officeooo:rsid="0032a2f2" officeooo:paragraph-rsid="0032a2f2"/>
    </style:style>
    <style:style style:name="P11" style:family="paragraph" style:parent-style-name="Standard">
      <style:text-properties officeooo:rsid="0032a2f2" officeooo:paragraph-rsid="004b6e48"/>
    </style:style>
    <style:style style:name="P12" style:family="paragraph" style:parent-style-name="Standard">
      <style:text-properties officeooo:rsid="003324d4" officeooo:paragraph-rsid="003324d4"/>
    </style:style>
    <style:style style:name="P13" style:family="paragraph" style:parent-style-name="Standard">
      <style:text-properties officeooo:rsid="003324d4" officeooo:paragraph-rsid="00ae8a98"/>
    </style:style>
    <style:style style:name="P14" style:family="paragraph" style:parent-style-name="Standard">
      <style:text-properties officeooo:rsid="0034a1ef" officeooo:paragraph-rsid="0034a1ef"/>
    </style:style>
    <style:style style:name="P15" style:family="paragraph" style:parent-style-name="Standard">
      <style:text-properties officeooo:rsid="0034a1ef" officeooo:paragraph-rsid="004faf79"/>
    </style:style>
    <style:style style:name="P16" style:family="paragraph" style:parent-style-name="Standard">
      <style:text-properties officeooo:rsid="00363ba1" officeooo:paragraph-rsid="00363ba1"/>
    </style:style>
    <style:style style:name="P17" style:family="paragraph" style:parent-style-name="Standard">
      <style:text-properties officeooo:rsid="00363ba1" officeooo:paragraph-rsid="005092b7"/>
    </style:style>
    <style:style style:name="P18" style:family="paragraph" style:parent-style-name="Standard">
      <style:text-properties officeooo:rsid="0038089f" officeooo:paragraph-rsid="0038089f"/>
    </style:style>
    <style:style style:name="P19" style:family="paragraph" style:parent-style-name="Standard">
      <style:text-properties officeooo:rsid="0038089f" officeooo:paragraph-rsid="0052e98d"/>
    </style:style>
    <style:style style:name="P20" style:family="paragraph" style:parent-style-name="Standard">
      <style:text-properties officeooo:rsid="0039aebc" officeooo:paragraph-rsid="0039aebc"/>
    </style:style>
    <style:style style:name="P21" style:family="paragraph" style:parent-style-name="Standard">
      <style:text-properties officeooo:rsid="003ae674" officeooo:paragraph-rsid="003ae674"/>
    </style:style>
    <style:style style:name="P22" style:family="paragraph" style:parent-style-name="Standard">
      <style:text-properties fo:font-size="15pt" fo:font-weight="bold" officeooo:rsid="0023f72f" officeooo:paragraph-rsid="003cef8d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fo:font-weight="bold" officeooo:rsid="003cef8d" officeooo:paragraph-rsid="006bab95" style:font-size-asian="15pt" style:font-weight-asian="bold" style:font-size-complex="15pt" style:font-weight-complex="bold"/>
    </style:style>
    <style:style style:name="P24" style:family="paragraph" style:parent-style-name="Standard">
      <style:text-properties officeooo:paragraph-rsid="0023f72f"/>
    </style:style>
    <style:style style:name="P25" style:family="paragraph" style:parent-style-name="Standard">
      <style:text-properties fo:font-size="12pt" fo:font-weight="normal" officeooo:rsid="003cef8d" officeooo:paragraph-rsid="003cef8d" style:font-size-asian="10.5pt" style:font-weight-asian="normal" style:font-size-complex="12pt" style:font-weight-complex="normal"/>
    </style:style>
    <style:style style:name="P26" style:family="paragraph" style:parent-style-name="Standard">
      <style:text-properties officeooo:rsid="00775008" officeooo:paragraph-rsid="00775008"/>
    </style:style>
    <style:style style:name="P27" style:family="paragraph" style:parent-style-name="Standard">
      <style:text-properties officeooo:rsid="007afd81" officeooo:paragraph-rsid="007afd81"/>
    </style:style>
    <style:style style:name="P28" style:family="paragraph" style:parent-style-name="Standard">
      <style:text-properties officeooo:rsid="008c36b9" officeooo:paragraph-rsid="008c36b9"/>
    </style:style>
    <style:style style:name="P29" style:family="paragraph" style:parent-style-name="Standard">
      <style:text-properties officeooo:rsid="008c36b9" officeooo:paragraph-rsid="0090fbc0"/>
    </style:style>
    <style:style style:name="P30" style:family="paragraph" style:parent-style-name="Standard">
      <style:text-properties officeooo:rsid="008d3192" officeooo:paragraph-rsid="008d3192"/>
    </style:style>
    <style:style style:name="P31" style:family="paragraph" style:parent-style-name="Standard">
      <style:text-properties officeooo:rsid="00ae8a98" officeooo:paragraph-rsid="00ae8a98"/>
    </style:style>
    <style:style style:name="P32" style:family="paragraph" style:parent-style-name="Standard">
      <style:text-properties officeooo:rsid="006ccc18" officeooo:paragraph-rsid="006ccc18"/>
    </style:style>
    <style:style style:name="P33" style:family="paragraph" style:parent-style-name="Standard">
      <style:text-properties officeooo:rsid="00c0d4a8" officeooo:paragraph-rsid="00c0d4a8"/>
    </style:style>
    <style:style style:name="P34" style:family="paragraph" style:parent-style-name="Standard">
      <style:text-properties officeooo:rsid="00c74ea7" officeooo:paragraph-rsid="00c74ea7"/>
    </style:style>
    <style:style style:name="P35" style:family="paragraph" style:parent-style-name="Standard">
      <style:text-properties officeooo:rsid="00cd7229" officeooo:paragraph-rsid="00cd7229"/>
    </style:style>
    <style:style style:name="P36" style:family="paragraph" style:parent-style-name="Standard">
      <style:text-properties officeooo:rsid="00cebb0d" officeooo:paragraph-rsid="00cebb0d"/>
    </style:style>
    <style:style style:name="P37" style:family="paragraph" style:parent-style-name="Standard">
      <style:text-properties officeooo:rsid="00d248aa" officeooo:paragraph-rsid="00d248aa"/>
    </style:style>
    <style:style style:name="P38" style:family="paragraph" style:parent-style-name="Table_20_Contents">
      <style:text-properties officeooo:rsid="00280c14" officeooo:paragraph-rsid="00280c14"/>
    </style:style>
    <style:style style:name="P39" style:family="paragraph" style:parent-style-name="Table_20_Contents">
      <style:text-properties officeooo:rsid="003d7032" officeooo:paragraph-rsid="003d7032"/>
    </style:style>
    <style:style style:name="P40" style:family="paragraph" style:parent-style-name="Table_20_Contents">
      <style:text-properties officeooo:rsid="003ff789" officeooo:paragraph-rsid="003ff789"/>
    </style:style>
    <style:style style:name="P41" style:family="paragraph" style:parent-style-name="Table_20_Contents">
      <style:text-properties officeooo:rsid="004b6e48" officeooo:paragraph-rsid="004b6e48"/>
    </style:style>
    <style:style style:name="P42" style:family="paragraph" style:parent-style-name="Table_20_Contents">
      <style:text-properties officeooo:rsid="006ccc18" officeooo:paragraph-rsid="006ccc18"/>
    </style:style>
    <style:style style:name="P43" style:family="paragraph" style:parent-style-name="Table_20_Contents">
      <style:text-properties officeooo:rsid="00ae8a98" officeooo:paragraph-rsid="00ae8a98"/>
    </style:style>
    <style:style style:name="P44" style:family="paragraph" style:parent-style-name="Table_20_Contents">
      <style:text-properties officeooo:rsid="004dff6c" officeooo:paragraph-rsid="00ae8a98"/>
    </style:style>
    <style:style style:name="P45" style:family="paragraph" style:parent-style-name="Table_20_Contents">
      <style:text-properties officeooo:rsid="004faf79" officeooo:paragraph-rsid="004faf79"/>
    </style:style>
    <style:style style:name="P46" style:family="paragraph" style:parent-style-name="Table_20_Contents">
      <style:text-properties officeooo:rsid="005092b7" officeooo:paragraph-rsid="005092b7"/>
    </style:style>
    <style:style style:name="P47" style:family="paragraph" style:parent-style-name="Table_20_Contents">
      <style:text-properties officeooo:rsid="0052e98d" officeooo:paragraph-rsid="0052e98d"/>
    </style:style>
    <style:style style:name="P48" style:family="paragraph" style:parent-style-name="Standard">
      <style:text-properties fo:font-size="15pt" fo:font-weight="bold" officeooo:rsid="003cef8d" officeooo:paragraph-rsid="006bab95" style:font-size-asian="15pt" style:font-weight-asian="bold" style:font-size-complex="15pt" style:font-weight-complex="bold"/>
    </style:style>
    <style:style style:name="P49" style:family="paragraph" style:parent-style-name="Table_20_Contents" style:list-style-name="L1">
      <style:text-properties officeooo:rsid="00280c14" officeooo:paragraph-rsid="00280c14"/>
    </style:style>
    <style:style style:name="P50" style:family="paragraph" style:parent-style-name="Table_20_Contents" style:list-style-name="L3">
      <style:text-properties officeooo:rsid="003ecdc7" officeooo:paragraph-rsid="0046c9e3"/>
    </style:style>
    <style:style style:name="P51" style:family="paragraph" style:parent-style-name="Table_20_Contents" style:list-style-name="L3">
      <style:text-properties officeooo:rsid="003ecdc7" officeooo:paragraph-rsid="00ee37c9"/>
    </style:style>
    <style:style style:name="P52" style:family="paragraph" style:parent-style-name="Table_20_Contents" style:list-style-name="L3">
      <style:text-properties officeooo:rsid="0044008c" officeooo:paragraph-rsid="00ee37c9"/>
    </style:style>
    <style:style style:name="P53" style:family="paragraph" style:parent-style-name="Table_20_Contents" style:list-style-name="L2">
      <style:text-properties officeooo:rsid="002ae472" officeooo:paragraph-rsid="002d3b41"/>
    </style:style>
    <style:style style:name="P54" style:family="paragraph" style:parent-style-name="Table_20_Contents" style:list-style-name="L2">
      <style:text-properties officeooo:rsid="002ae472" officeooo:paragraph-rsid="004cfc14"/>
    </style:style>
    <style:style style:name="P55" style:family="paragraph" style:parent-style-name="Table_20_Contents" style:list-style-name="L2">
      <style:text-properties officeooo:rsid="002d3b41" officeooo:paragraph-rsid="004cfc14"/>
    </style:style>
    <style:style style:name="P56" style:family="paragraph" style:parent-style-name="Table_20_Contents" style:list-style-name="L2">
      <style:text-properties officeooo:rsid="002d3b41" officeooo:paragraph-rsid="007ff387"/>
    </style:style>
    <style:style style:name="P57" style:family="paragraph" style:parent-style-name="Table_20_Contents" style:list-style-name="L2">
      <style:text-properties officeooo:rsid="002d3b41" officeooo:paragraph-rsid="00d4cdb4"/>
    </style:style>
    <style:style style:name="P58" style:family="paragraph" style:parent-style-name="Table_20_Contents" style:list-style-name="L2">
      <style:text-properties officeooo:rsid="002d3b41" officeooo:paragraph-rsid="002f21e1"/>
    </style:style>
    <style:style style:name="P59" style:family="paragraph" style:parent-style-name="Table_20_Contents" style:list-style-name="L2">
      <style:text-properties officeooo:rsid="002d3b41" officeooo:paragraph-rsid="00857d91"/>
    </style:style>
    <style:style style:name="P60" style:family="paragraph" style:parent-style-name="Table_20_Contents" style:list-style-name="L2">
      <style:text-properties officeooo:rsid="002d3b41" officeooo:paragraph-rsid="008c36b9"/>
    </style:style>
    <style:style style:name="P61" style:family="paragraph" style:parent-style-name="Table_20_Contents" style:list-style-name="L2">
      <style:text-properties officeooo:rsid="002d3b41" officeooo:paragraph-rsid="008d3192"/>
    </style:style>
    <style:style style:name="P62" style:family="paragraph" style:parent-style-name="Table_20_Contents" style:list-style-name="L2">
      <style:text-properties officeooo:rsid="002d3b41" officeooo:paragraph-rsid="00baee2e"/>
    </style:style>
    <style:style style:name="P63" style:family="paragraph" style:parent-style-name="Table_20_Contents" style:list-style-name="L2">
      <style:text-properties officeooo:rsid="002d3b41" officeooo:paragraph-rsid="00bbd294"/>
    </style:style>
    <style:style style:name="P64" style:family="paragraph" style:parent-style-name="Table_20_Contents" style:list-style-name="L2">
      <style:text-properties officeooo:rsid="002d3b41" officeooo:paragraph-rsid="00be108f"/>
    </style:style>
    <style:style style:name="P65" style:family="paragraph" style:parent-style-name="Table_20_Contents" style:list-style-name="L2">
      <style:text-properties officeooo:rsid="002d3b41" officeooo:paragraph-rsid="00bf310e"/>
    </style:style>
    <style:style style:name="P66" style:family="paragraph" style:parent-style-name="Table_20_Contents" style:list-style-name="L2">
      <style:text-properties officeooo:rsid="00775008" officeooo:paragraph-rsid="00775008"/>
    </style:style>
    <style:style style:name="P67" style:family="paragraph" style:parent-style-name="Table_20_Contents" style:list-style-name="L2">
      <style:text-properties officeooo:rsid="00775008" officeooo:paragraph-rsid="007afd81"/>
    </style:style>
    <style:style style:name="P68" style:family="paragraph" style:parent-style-name="Table_20_Contents" style:list-style-name="L2">
      <style:text-properties officeooo:rsid="00775008" officeooo:paragraph-rsid="008c36b9"/>
    </style:style>
    <style:style style:name="P69" style:family="paragraph" style:parent-style-name="Table_20_Contents" style:list-style-name="L2">
      <style:text-properties officeooo:rsid="00775008" officeooo:paragraph-rsid="008d3192"/>
    </style:style>
    <style:style style:name="P70" style:family="paragraph" style:parent-style-name="Table_20_Contents" style:list-style-name="L3">
      <style:text-properties officeooo:rsid="00775008" officeooo:paragraph-rsid="00775008"/>
    </style:style>
    <style:style style:name="P71" style:family="paragraph" style:parent-style-name="Table_20_Contents" style:list-style-name="L3">
      <style:text-properties officeooo:rsid="00775008" officeooo:paragraph-rsid="007afd81"/>
    </style:style>
    <style:style style:name="P72" style:family="paragraph" style:parent-style-name="Table_20_Contents" style:list-style-name="L3">
      <style:text-properties officeooo:rsid="00775008" officeooo:paragraph-rsid="008c36b9"/>
    </style:style>
    <style:style style:name="P73" style:family="paragraph" style:parent-style-name="Table_20_Contents" style:list-style-name="L3">
      <style:text-properties officeooo:rsid="00775008" officeooo:paragraph-rsid="0090fbc0"/>
    </style:style>
    <style:style style:name="P74" style:family="paragraph" style:parent-style-name="Table_20_Contents" style:list-style-name="L2">
      <style:text-properties officeooo:rsid="004cfc14" officeooo:paragraph-rsid="007afd81"/>
    </style:style>
    <style:style style:name="P75" style:family="paragraph" style:parent-style-name="Table_20_Contents" style:list-style-name="L2">
      <style:text-properties officeooo:rsid="004cfc14" officeooo:paragraph-rsid="00876f03"/>
    </style:style>
    <style:style style:name="P76" style:family="paragraph" style:parent-style-name="Table_20_Contents" style:list-style-name="L2">
      <style:text-properties officeooo:rsid="004cfc14" officeooo:paragraph-rsid="008c36b9"/>
    </style:style>
    <style:style style:name="P77" style:family="paragraph" style:parent-style-name="Table_20_Contents" style:list-style-name="L2">
      <style:text-properties officeooo:rsid="004cfc14" officeooo:paragraph-rsid="008d3192"/>
    </style:style>
    <style:style style:name="P78" style:family="paragraph" style:parent-style-name="Table_20_Contents" style:list-style-name="L2">
      <style:text-properties officeooo:rsid="004cfc14" officeooo:paragraph-rsid="004cfc14"/>
    </style:style>
    <style:style style:name="P79" style:family="paragraph" style:parent-style-name="Table_20_Contents" style:list-style-name="L2">
      <style:text-properties officeooo:rsid="00d248aa" officeooo:paragraph-rsid="00d248aa"/>
    </style:style>
    <style:style style:name="P80" style:family="paragraph" style:parent-style-name="Table_20_Contents" style:list-style-name="L3">
      <style:text-properties officeooo:rsid="00d248aa" officeooo:paragraph-rsid="00d248aa"/>
    </style:style>
    <style:style style:name="P81" style:family="paragraph" style:parent-style-name="Table_20_Contents" style:list-style-name="L3">
      <style:text-properties officeooo:rsid="00d248aa" officeooo:paragraph-rsid="00d4cdb4"/>
    </style:style>
    <style:style style:name="P82" style:family="paragraph" style:parent-style-name="Table_20_Contents" style:list-style-name="L2">
      <style:text-properties officeooo:rsid="00d3a22d" officeooo:paragraph-rsid="00d3a22d"/>
    </style:style>
    <style:style style:name="P83" style:family="paragraph" style:parent-style-name="Table_20_Contents" style:list-style-name="L2">
      <style:text-properties officeooo:rsid="002f21e1" officeooo:paragraph-rsid="00c74e20"/>
    </style:style>
    <style:style style:name="P84" style:family="paragraph" style:parent-style-name="Table_20_Contents" style:list-style-name="L2">
      <style:text-properties officeooo:rsid="00b8ab9c" officeooo:paragraph-rsid="00c626e6"/>
    </style:style>
    <style:style style:name="P85" style:family="paragraph" style:parent-style-name="Table_20_Contents" style:list-style-name="L2">
      <style:text-properties officeooo:rsid="0032a2f2" officeooo:paragraph-rsid="00d0ee5e"/>
    </style:style>
    <style:style style:name="P86" style:family="paragraph" style:parent-style-name="Table_20_Contents" style:list-style-name="L2">
      <style:text-properties officeooo:rsid="0032a2f2" officeooo:paragraph-rsid="0032a2f2"/>
    </style:style>
    <style:style style:name="P87" style:family="paragraph" style:parent-style-name="Table_20_Contents" style:list-style-name="L2">
      <style:text-properties officeooo:rsid="0032a2f2" officeooo:paragraph-rsid="003324d4"/>
    </style:style>
    <style:style style:name="P88" style:family="paragraph" style:parent-style-name="Table_20_Contents" style:list-style-name="L2">
      <style:text-properties officeooo:rsid="0032a2f2" officeooo:paragraph-rsid="0034a1ef"/>
    </style:style>
    <style:style style:name="P89" style:family="paragraph" style:parent-style-name="Table_20_Contents" style:list-style-name="L2">
      <style:text-properties officeooo:rsid="0032a2f2" officeooo:paragraph-rsid="00363ba1"/>
    </style:style>
    <style:style style:name="P90" style:family="paragraph" style:parent-style-name="Table_20_Contents" style:list-style-name="L2">
      <style:text-properties officeooo:rsid="0032a2f2" officeooo:paragraph-rsid="0038089f"/>
    </style:style>
    <style:style style:name="P91" style:family="paragraph" style:parent-style-name="Table_20_Contents" style:list-style-name="L2">
      <style:text-properties officeooo:rsid="003324d4" officeooo:paragraph-rsid="00c74e20"/>
    </style:style>
    <style:style style:name="P92" style:family="paragraph" style:parent-style-name="Table_20_Contents" style:list-style-name="L2">
      <style:text-properties officeooo:rsid="003324d4" officeooo:paragraph-rsid="003324d4"/>
    </style:style>
    <style:style style:name="P93" style:family="paragraph" style:parent-style-name="Table_20_Contents" style:list-style-name="L2">
      <style:text-properties officeooo:rsid="003324d4" officeooo:paragraph-rsid="004cfc14"/>
    </style:style>
    <style:style style:name="P94" style:family="paragraph" style:parent-style-name="Table_20_Contents" style:list-style-name="L2">
      <style:text-properties officeooo:rsid="0034a1ef" officeooo:paragraph-rsid="00c74e20"/>
    </style:style>
    <style:style style:name="P95" style:family="paragraph" style:parent-style-name="Table_20_Contents" style:list-style-name="L2">
      <style:text-properties officeooo:rsid="0034a1ef" officeooo:paragraph-rsid="00a2f565"/>
    </style:style>
    <style:style style:name="P96" style:family="paragraph" style:parent-style-name="Table_20_Contents" style:list-style-name="L2">
      <style:text-properties officeooo:rsid="0034a1ef" officeooo:paragraph-rsid="0037189c"/>
    </style:style>
    <style:style style:name="P97" style:family="paragraph" style:parent-style-name="Table_20_Contents" style:list-style-name="L2">
      <style:text-properties officeooo:rsid="0037189c" officeooo:paragraph-rsid="0037189c"/>
    </style:style>
    <style:style style:name="P98" style:family="paragraph" style:parent-style-name="Table_20_Contents" style:list-style-name="L2">
      <style:text-properties officeooo:rsid="0038089f" officeooo:paragraph-rsid="0038089f"/>
    </style:style>
    <style:style style:name="P99" style:family="paragraph" style:parent-style-name="Table_20_Contents" style:list-style-name="L2">
      <style:text-properties officeooo:rsid="0038089f" officeooo:paragraph-rsid="00c37013"/>
    </style:style>
    <style:style style:name="P100" style:family="paragraph" style:parent-style-name="Table_20_Contents" style:list-style-name="L2">
      <style:text-properties officeooo:rsid="003ae674" officeooo:paragraph-rsid="003ae674"/>
    </style:style>
    <style:style style:name="P101" style:family="paragraph" style:parent-style-name="Table_20_Contents" style:list-style-name="L2">
      <style:text-properties officeooo:rsid="00cd7229" officeooo:paragraph-rsid="00cd7229"/>
    </style:style>
    <style:style style:name="P102" style:family="paragraph" style:parent-style-name="Table_20_Contents" style:list-style-name="L3">
      <style:text-properties officeooo:paragraph-rsid="0048a67d"/>
    </style:style>
    <style:style style:name="P103" style:family="paragraph" style:parent-style-name="Table_20_Contents" style:list-style-name="L3">
      <style:text-properties officeooo:paragraph-rsid="007afd81"/>
    </style:style>
    <style:style style:name="P104" style:family="paragraph" style:parent-style-name="Table_20_Contents" style:list-style-name="L3">
      <style:text-properties officeooo:paragraph-rsid="007fe3ad"/>
    </style:style>
    <style:style style:name="P105" style:family="paragraph" style:parent-style-name="Table_20_Contents" style:list-style-name="L3">
      <style:text-properties officeooo:paragraph-rsid="00d4cdb4"/>
    </style:style>
    <style:style style:name="P106" style:family="paragraph" style:parent-style-name="Table_20_Contents" style:list-style-name="L3">
      <style:text-properties officeooo:paragraph-rsid="00496cb8"/>
    </style:style>
    <style:style style:name="P107" style:family="paragraph" style:parent-style-name="Table_20_Contents" style:list-style-name="L3">
      <style:text-properties officeooo:paragraph-rsid="008c36b9"/>
    </style:style>
    <style:style style:name="P108" style:family="paragraph" style:parent-style-name="Table_20_Contents" style:list-style-name="L3">
      <style:text-properties officeooo:paragraph-rsid="0090fbc0"/>
    </style:style>
    <style:style style:name="P109" style:family="paragraph" style:parent-style-name="Table_20_Contents" style:list-style-name="L3">
      <style:text-properties officeooo:paragraph-rsid="004b6e48"/>
    </style:style>
    <style:style style:name="P110" style:family="paragraph" style:parent-style-name="Table_20_Contents" style:list-style-name="L3">
      <style:text-properties officeooo:paragraph-rsid="00511525"/>
    </style:style>
    <style:style style:name="P111" style:family="paragraph" style:parent-style-name="Table_20_Contents" style:list-style-name="L3">
      <style:text-properties officeooo:paragraph-rsid="00ae8a98"/>
    </style:style>
    <style:style style:name="P112" style:family="paragraph" style:parent-style-name="Table_20_Contents" style:list-style-name="L3">
      <style:text-properties officeooo:paragraph-rsid="0057cca9"/>
    </style:style>
    <style:style style:name="P113" style:family="paragraph" style:parent-style-name="Table_20_Contents" style:list-style-name="L3">
      <style:text-properties officeooo:paragraph-rsid="0058295f"/>
    </style:style>
    <style:style style:name="P114" style:family="paragraph" style:parent-style-name="Table_20_Contents" style:list-style-name="L3">
      <style:text-properties officeooo:paragraph-rsid="00d21bd2"/>
    </style:style>
    <style:style style:name="P115" style:family="paragraph" style:parent-style-name="Table_20_Contents" style:list-style-name="L3">
      <style:text-properties officeooo:paragraph-rsid="00a86b5a"/>
    </style:style>
    <style:style style:name="P116" style:family="paragraph" style:parent-style-name="Table_20_Contents" style:list-style-name="L3">
      <style:text-properties officeooo:paragraph-rsid="00ee37c9"/>
    </style:style>
    <style:style style:name="P117" style:family="paragraph" style:parent-style-name="Table_20_Contents" style:list-style-name="L3">
      <style:text-properties officeooo:rsid="0046c9e3" officeooo:paragraph-rsid="008400df"/>
    </style:style>
    <style:style style:name="P118" style:family="paragraph" style:parent-style-name="Table_20_Contents" style:list-style-name="L3">
      <style:text-properties officeooo:rsid="0046c9e3" officeooo:paragraph-rsid="0086ef51"/>
    </style:style>
    <style:style style:name="P119" style:family="paragraph" style:parent-style-name="Table_20_Contents" style:list-style-name="L3">
      <style:text-properties officeooo:rsid="0086ef51" officeooo:paragraph-rsid="0086ef51"/>
    </style:style>
    <style:style style:name="P120" style:family="paragraph" style:parent-style-name="Table_20_Contents" style:list-style-name="L3">
      <style:text-properties officeooo:rsid="0054a21a" officeooo:paragraph-rsid="0054a21a"/>
    </style:style>
    <style:style style:name="P121" style:family="paragraph" style:parent-style-name="Table_20_Contents" style:list-style-name="L3">
      <style:text-properties officeooo:rsid="0054a21a" officeooo:paragraph-rsid="00ae8a98"/>
    </style:style>
    <style:style style:name="P122" style:family="paragraph" style:parent-style-name="Table_20_Contents" style:list-style-name="L3">
      <style:text-properties officeooo:rsid="0054a21a" officeooo:paragraph-rsid="0058295f"/>
    </style:style>
    <style:style style:name="P123" style:family="paragraph" style:parent-style-name="Table_20_Contents" style:list-style-name="L4">
      <style:text-properties officeooo:rsid="0054a21a" officeooo:paragraph-rsid="0054a21a"/>
    </style:style>
    <style:style style:name="P124" style:family="paragraph" style:parent-style-name="Table_20_Contents" style:list-style-name="L3">
      <style:text-properties officeooo:rsid="005639c3" officeooo:paragraph-rsid="005639c3"/>
    </style:style>
    <style:style style:name="P125" style:family="paragraph" style:parent-style-name="Table_20_Contents" style:list-style-name="L3">
      <style:text-properties officeooo:rsid="005639c3" officeooo:paragraph-rsid="00ae8a98"/>
    </style:style>
    <style:style style:name="P126" style:family="paragraph" style:parent-style-name="Table_20_Contents" style:list-style-name="L3">
      <style:text-properties officeooo:rsid="005639c3" officeooo:paragraph-rsid="0058295f"/>
    </style:style>
    <style:style style:name="P127" style:family="paragraph" style:parent-style-name="Table_20_Contents" style:list-style-name="L3">
      <style:text-properties officeooo:rsid="00c28fc1" officeooo:paragraph-rsid="00c28fc1"/>
    </style:style>
    <style:style style:name="P128" style:family="paragraph" style:parent-style-name="Table_20_Contents" style:list-style-name="L3">
      <style:text-properties officeooo:rsid="00684c0c" officeooo:paragraph-rsid="0097f7a5"/>
    </style:style>
    <style:style style:name="P129" style:family="paragraph" style:parent-style-name="Table_20_Contents" style:list-style-name="L3">
      <style:text-properties officeooo:rsid="00684c0c" officeooo:paragraph-rsid="00ae8a98"/>
    </style:style>
    <style:style style:name="P130" style:family="paragraph" style:parent-style-name="Table_20_Contents" style:list-style-name="L3">
      <style:text-properties officeooo:rsid="00684c0c" officeooo:paragraph-rsid="00a3e94a"/>
    </style:style>
    <style:style style:name="P131" style:family="paragraph" style:parent-style-name="Table_20_Contents" style:list-style-name="L3">
      <style:text-properties officeooo:rsid="00537a80" officeooo:paragraph-rsid="00537a80"/>
    </style:style>
    <style:style style:name="P132" style:family="paragraph" style:parent-style-name="Table_20_Contents" style:list-style-name="L3">
      <style:text-properties officeooo:rsid="006ccc18" officeooo:paragraph-rsid="006ccc18"/>
    </style:style>
    <style:style style:name="P133" style:family="paragraph" style:parent-style-name="Table_20_Contents" style:list-style-name="L3">
      <style:text-properties officeooo:rsid="00cebb0d" officeooo:paragraph-rsid="00cebb0d"/>
    </style:style>
    <style:style style:name="P134" style:family="paragraph" style:parent-style-name="Table_20_Contents" style:list-style-name="L3">
      <style:text-properties officeooo:rsid="00de9295" officeooo:paragraph-rsid="00de9295"/>
    </style:style>
    <style:style style:name="P135" style:family="paragraph" style:parent-style-name="Table_20_Contents" style:list-style-name="L3">
      <style:text-properties officeooo:rsid="00ee37c9" officeooo:paragraph-rsid="00ee37c9"/>
    </style:style>
    <style:style style:name="P136" style:family="paragraph">
      <style:paragraph-properties style:writing-mode="lr-tb"/>
      <style:text-properties style:font-name="Liberation Sans1" fo:font-size="1pt"/>
    </style:style>
    <style:style style:name="P137" style:family="paragraph">
      <loext:graphic-properties draw:fill="solid" draw:fill-color="#c0c0c0" draw:opacity="50%"/>
      <style:paragraph-properties style:writing-mode="lr-tb"/>
      <style:text-properties style:font-name="Liberation Sans1" fo:font-size="1pt"/>
    </style:style>
    <style:style style:name="T1" style:family="text">
      <style:text-properties officeooo:rsid="0029d9f8"/>
    </style:style>
    <style:style style:name="T2" style:family="text">
      <style:text-properties officeooo:rsid="002ae472"/>
    </style:style>
    <style:style style:name="T3" style:family="text">
      <style:text-properties officeooo:rsid="002baf9d"/>
    </style:style>
    <style:style style:name="T4" style:family="text">
      <style:text-properties officeooo:rsid="002d3b41"/>
    </style:style>
    <style:style style:name="T5" style:family="text">
      <style:text-properties officeooo:rsid="002f21e1"/>
    </style:style>
    <style:style style:name="T6" style:family="text">
      <style:text-properties officeooo:rsid="003324d4"/>
    </style:style>
    <style:style style:name="T7" style:family="text">
      <style:text-properties officeooo:rsid="0034a1ef"/>
    </style:style>
    <style:style style:name="T8" style:family="text">
      <style:text-properties officeooo:rsid="00363ba1"/>
    </style:style>
    <style:style style:name="T9" style:family="text">
      <style:text-properties officeooo:rsid="0037189c"/>
    </style:style>
    <style:style style:name="T10" style:family="text">
      <style:text-properties officeooo:rsid="0038089f"/>
    </style:style>
    <style:style style:name="T11" style:family="text">
      <style:text-properties officeooo:rsid="0039aebc"/>
    </style:style>
    <style:style style:name="T12" style:family="text">
      <style:text-properties officeooo:rsid="003cef8d"/>
    </style:style>
    <style:style style:name="T13" style:family="text">
      <style:text-properties fo:font-size="12pt" fo:font-weight="normal" officeooo:rsid="003cef8d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3d7032" style:font-size-asian="10.5pt" style:font-weight-asian="normal" style:font-size-complex="12pt" style:font-weight-complex="normal"/>
    </style:style>
    <style:style style:name="T15" style:family="text">
      <style:text-properties officeooo:rsid="003d7032"/>
    </style:style>
    <style:style style:name="T16" style:family="text">
      <style:text-properties fo:font-size="15pt" fo:font-weight="bold" officeooo:rsid="003cef8d" style:font-size-asian="15pt" style:font-weight-asian="bold" style:font-size-complex="15pt" style:font-weight-complex="bold"/>
    </style:style>
    <style:style style:name="T17" style:family="text">
      <style:text-properties fo:font-size="15pt" fo:font-weight="bold" officeooo:rsid="0023f72f" style:font-size-asian="15pt" style:font-weight-asian="bold" style:font-size-complex="15pt" style:font-weight-complex="bold"/>
    </style:style>
    <style:style style:name="T18" style:family="text">
      <style:text-properties officeooo:rsid="00411560"/>
    </style:style>
    <style:style style:name="T19" style:family="text">
      <style:text-properties officeooo:rsid="00422b93"/>
    </style:style>
    <style:style style:name="T20" style:family="text">
      <style:text-properties officeooo:rsid="0044008c"/>
    </style:style>
    <style:style style:name="T21" style:family="text">
      <style:text-properties officeooo:rsid="0046c9e3"/>
    </style:style>
    <style:style style:name="T22" style:family="text">
      <style:text-properties officeooo:rsid="0048a67d"/>
    </style:style>
    <style:style style:name="T23" style:family="text">
      <style:text-properties officeooo:rsid="004ac5b8"/>
    </style:style>
    <style:style style:name="T24" style:family="text">
      <style:text-properties officeooo:rsid="004b6e48"/>
    </style:style>
    <style:style style:name="T25" style:family="text">
      <style:text-properties officeooo:rsid="004cfc14"/>
    </style:style>
    <style:style style:name="T26" style:family="text">
      <style:text-properties officeooo:rsid="004dff6c"/>
    </style:style>
    <style:style style:name="T27" style:family="text">
      <style:text-properties officeooo:rsid="004f1705"/>
    </style:style>
    <style:style style:name="T28" style:family="text">
      <style:text-properties officeooo:rsid="00511525"/>
    </style:style>
    <style:style style:name="T29" style:family="text">
      <style:text-properties officeooo:rsid="0054a21a"/>
    </style:style>
    <style:style style:name="T30" style:family="text">
      <style:text-properties officeooo:rsid="005639c3"/>
    </style:style>
    <style:style style:name="T31" style:family="text">
      <style:text-properties officeooo:rsid="0057cca9"/>
    </style:style>
    <style:style style:name="T32" style:family="text">
      <style:text-properties officeooo:rsid="00684c0c"/>
    </style:style>
    <style:style style:name="T33" style:family="text">
      <style:text-properties officeooo:rsid="006ac48b"/>
    </style:style>
    <style:style style:name="T34" style:family="text">
      <style:text-properties officeooo:rsid="006bab95"/>
    </style:style>
    <style:style style:name="T35" style:family="text">
      <style:text-properties officeooo:rsid="006f1ee3"/>
    </style:style>
    <style:style style:name="T36" style:family="text">
      <style:text-properties officeooo:rsid="00775008"/>
    </style:style>
    <style:style style:name="T37" style:family="text">
      <style:text-properties officeooo:rsid="0078ecbb"/>
    </style:style>
    <style:style style:name="T38" style:family="text">
      <style:text-properties officeooo:rsid="0079a206"/>
    </style:style>
    <style:style style:name="T39" style:family="text">
      <style:text-properties officeooo:rsid="007a3efc"/>
    </style:style>
    <style:style style:name="T40" style:family="text">
      <style:text-properties officeooo:rsid="007afd81"/>
    </style:style>
    <style:style style:name="T41" style:family="text">
      <style:text-properties officeooo:rsid="007ba7cd"/>
    </style:style>
    <style:style style:name="T42" style:family="text">
      <style:text-properties officeooo:rsid="007e55c0"/>
    </style:style>
    <style:style style:name="T43" style:family="text">
      <style:text-properties officeooo:rsid="007fe3ad"/>
    </style:style>
    <style:style style:name="T44" style:family="text">
      <style:text-properties officeooo:rsid="007ff387"/>
    </style:style>
    <style:style style:name="T45" style:family="text">
      <style:text-properties officeooo:rsid="0080ab16"/>
    </style:style>
    <style:style style:name="T46" style:family="text">
      <style:text-properties officeooo:rsid="008400df"/>
    </style:style>
    <style:style style:name="T47" style:family="text">
      <style:text-properties officeooo:rsid="00857d91"/>
    </style:style>
    <style:style style:name="T48" style:family="text">
      <style:text-properties officeooo:rsid="0086ef51"/>
    </style:style>
    <style:style style:name="T49" style:family="text">
      <style:text-properties officeooo:rsid="00876f03"/>
    </style:style>
    <style:style style:name="T50" style:family="text">
      <style:text-properties officeooo:rsid="008a87c9"/>
    </style:style>
    <style:style style:name="T51" style:family="text">
      <style:text-properties officeooo:rsid="008c36b9"/>
    </style:style>
    <style:style style:name="T52" style:family="text">
      <style:text-properties officeooo:rsid="008d3192"/>
    </style:style>
    <style:style style:name="T53" style:family="text">
      <style:text-properties officeooo:rsid="0090fbc0"/>
    </style:style>
    <style:style style:name="T54" style:family="text">
      <style:text-properties officeooo:rsid="00932164"/>
    </style:style>
    <style:style style:name="T55" style:family="text">
      <style:text-properties officeooo:rsid="0095b3b6"/>
    </style:style>
    <style:style style:name="T56" style:family="text">
      <style:text-properties officeooo:rsid="0097f7a5"/>
    </style:style>
    <style:style style:name="T57" style:family="text">
      <style:text-properties officeooo:rsid="009b175b"/>
    </style:style>
    <style:style style:name="T58" style:family="text">
      <style:text-properties officeooo:rsid="009c8803"/>
    </style:style>
    <style:style style:name="T59" style:family="text">
      <style:text-properties officeooo:rsid="00a14ee5"/>
    </style:style>
    <style:style style:name="T60" style:family="text">
      <style:text-properties officeooo:rsid="00a3e94a"/>
    </style:style>
    <style:style style:name="T61" style:family="text">
      <style:text-properties officeooo:rsid="00a86b5a"/>
    </style:style>
    <style:style style:name="T62" style:family="text">
      <style:text-properties officeooo:rsid="00a9a784"/>
    </style:style>
    <style:style style:name="T63" style:family="text">
      <style:text-properties officeooo:rsid="00b73a71"/>
    </style:style>
    <style:style style:name="T64" style:family="text">
      <style:text-properties officeooo:rsid="00b9277b"/>
    </style:style>
    <style:style style:name="T65" style:family="text">
      <style:text-properties officeooo:rsid="00baee2e"/>
    </style:style>
    <style:style style:name="T66" style:family="text">
      <style:text-properties officeooo:rsid="00be108f"/>
    </style:style>
    <style:style style:name="T67" style:family="text">
      <style:text-properties officeooo:rsid="00bf310e"/>
    </style:style>
    <style:style style:name="T68" style:family="text">
      <style:text-properties officeooo:rsid="00c13cd1"/>
    </style:style>
    <style:style style:name="T69" style:family="text">
      <style:text-properties officeooo:rsid="00c51d84"/>
    </style:style>
    <style:style style:name="T70" style:family="text">
      <style:text-properties officeooo:rsid="00c592ec"/>
    </style:style>
    <style:style style:name="T71" style:family="text">
      <style:text-properties officeooo:rsid="00c74e20"/>
    </style:style>
    <style:style style:name="T72" style:family="text">
      <style:text-properties officeooo:rsid="00c74ea7"/>
    </style:style>
    <style:style style:name="T73" style:family="text">
      <style:text-properties officeooo:rsid="00c80145"/>
    </style:style>
    <style:style style:name="T74" style:family="text">
      <style:text-properties officeooo:rsid="00cd7229"/>
    </style:style>
    <style:style style:name="T75" style:family="text">
      <style:text-properties officeooo:rsid="00d1f927"/>
    </style:style>
    <style:style style:name="T76" style:family="text">
      <style:text-properties officeooo:rsid="00d21bd2"/>
    </style:style>
    <style:style style:name="T77" style:family="text">
      <style:text-properties officeooo:rsid="00d4cdb4"/>
    </style:style>
    <style:style style:name="T78" style:family="text">
      <style:text-properties officeooo:rsid="00d7ea32"/>
    </style:style>
    <style:style style:name="T79" style:family="text">
      <style:text-properties officeooo:rsid="00e0210d"/>
    </style:style>
    <style:style style:name="T80" style:family="text">
      <style:text-properties officeooo:rsid="00e0ff08"/>
    </style:style>
    <style:style style:name="T81" style:family="text">
      <style:text-properties officeooo:rsid="00ec4b74"/>
    </style:style>
    <style:style style:name="T82" style:family="text">
      <style:text-properties officeooo:rsid="00ee37c9"/>
    </style:style>
    <style:style style:name="T83" style:family="text">
      <style:text-properties officeooo:rsid="003ecdc7"/>
    </style:style>
    <style:style style:name="T84" style:family="text">
      <style:text-properties officeooo:rsid="00ef8a35"/>
    </style:style>
    <style:style style:name="T85" style:family="text">
      <style:text-properties officeooo:rsid="00efebdb"/>
    </style:style>
    <style:style style:name="T86" style:family="text">
      <style:text-properties officeooo:rsid="00f01b90"/>
    </style:style>
    <style:style style:name="T87" style:family="text">
      <style:text-properties officeooo:rsid="00f06855"/>
    </style:style>
    <style:style style:name="T88" style:family="text">
      <style:text-properties style:font-name="Liberation Sans1" fo:font-size="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1.662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1.759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113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63">­</text:span>Author: Everaldo Gomes</text:p>
      <text:p text:style-name="P22"><text:span text:style-name="T14">E</text:span><text:span text:style-name="T13">mail: <text:s/></text:span><text:a xlink:type="simple" xlink:href="mailto:everaldo332@gmail.com" text:style-name="Internet_20_link" text:visited-style-name="Visited_20_Internet_20_Link"><text:span text:style-name="T13">everaldo332@gmail.com</text:span></text:a><text:span text:style-name="T13"><text:line-break/><text:line-break/><text:line-break/><text:line-break/></text:span><text:span text:style-name="T12"><text:tab/><text:tab/><text:tab/><text:tab/><text:tab/></text:span><text:span text:style-name="T15">Gomes Bank System</text:span><text:span text:style-name="T14"><text:line-break/><text:line-break/><text:line-break/></text:span><text:line-break/>Functional requirements<text:line-break/></text:p>
      <text:p text:style-name="P33"/>
      <table:table table:name="FR" table:style-name="FR">
        <table:table-column table:style-name="FR.A"/>
        <table:table-column table:style-name="FR.B"/>
        <table:table-column table:style-name="FR.C"/>
        <table:table-row>
          <table:table-cell table:style-name="FR.A1" office:value-type="string">
            <text:p text:style-name="P1"/>
          </table:table-cell>
          <table:table-cell table:style-name="FR.A1" office:value-type="string">
            <text:p text:style-name="P1"><text:s/>Login</text:p>
          </table:table-cell>
          <table:table-cell table:style-name="FR.C1" office:value-type="string">
            <text:list xml:id="list3156591481" text:style-name="L1">
              <text:list-item>
                <text:p text:style-name="P49">Staff <text:span text:style-name="T1">will be able to enter the</text:span><text:span text:style-name="T2">ir</text:span><text:span text:style-name="T1"> </text:span><text:span text:style-name="T81">CPF</text:span><text:span text:style-name="T1"> and password </text:span><text:span text:style-name="T87">in order</text:span><text:span text:style-name="T1"> to access the system.</text:span></text:p>
              </text:list-item>
            </text:list>
            <text:p text:style-name="P38"/>
          </table:table-cell>
        </table:table-row>
        <table:table-row>
          <table:table-cell table:style-name="FR.A2" office:value-type="string">
            <text:p text:style-name="P4"/>
          </table:table-cell>
          <table:table-cell table:style-name="FR.A2" office:value-type="string">
            <text:p text:style-name="P5">Add <text:span text:style-name="T38">a </text:span><text:span text:style-name="T4">n</text:span><text:span text:style-name="T38">ew</text:span><text:span text:style-name="T4"> </text:span>staff</text:p>
          </table:table-cell>
          <table:table-cell table:style-name="FR.C2" office:value-type="string">
            <text:list xml:id="list2499166609" text:style-name="L2">
              <text:list-item>
                <text:p text:style-name="P53">Will have an option <text:span text:style-name="T4">to add a new st</text:span>aff<text:span text:style-name="T3">.</text:span></text:p>
              </text:list-item>
              <text:list-item>
                <text:p text:style-name="P55">will be required f<text:span text:style-name="T78">ull</text:span> name, CPF, email, address, phone number, <text:span text:style-name="T38">sector </text:span><text:span text:style-name="T71">and password</text:span>.</text:p>
              </text:list-item>
              <text:list-item>
                <text:p text:style-name="P54"><text:span text:style-name="T25">Show a message if the action </text:span><text:span text:style-name="T38">was done</text:span><text:span text:style-name="T25"> or not.</text:span><text:span text:style-name="T3"><text:line-break/></text:span></text:p>
              </text:list-item>
            </text:list>
          </table:table-cell>
        </table:table-row>
        <table:table-row>
          <table:table-cell table:style-name="FR.A2" office:value-type="string">
            <text:p text:style-name="P31"/>
          </table:table-cell>
          <table:table-cell table:style-name="FR.A2" office:value-type="string">
            <text:p text:style-name="P26">Block <text:span text:style-name="T42">a </text:span>staff</text:p>
          </table:table-cell>
          <table:table-cell table:style-name="FR.C2" office:value-type="string">
            <text:list xml:id="list131416098379923" text:continue-numbering="true" text:style-name="L2">
              <text:list-item>
                <text:p text:style-name="P66">Will have an option to block the staff</text:p>
              </text:list-item>
              <text:list-item>
                <text:p text:style-name="P66">Will be required the <text:span text:style-name="T51">staff’s </text:span>CPF, <text:span text:style-name="T40">the reason why the staff is being blocked.</text:span></text:p>
              </text:list-item>
              <text:list-item>
                <text:p text:style-name="P56"><text:span text:style-name="T5">show all information about the staff and ask for confirmation </text:span><text:span text:style-name="T35">before </text:span><text:span text:style-name="T44">blocking.</text:span></text:p>
              </text:list-item>
              <text:list-item>
                <text:p text:style-name="P66"><text:span text:style-name="T25">Show a message if the action was done or not.</text:span>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31"/>
          </table:table-cell>
          <table:table-cell table:style-name="FR.A2" office:value-type="string">
            <text:p text:style-name="P27">Unlock <text:span text:style-name="T42">a </text:span>staff</text:p>
          </table:table-cell>
          <table:table-cell table:style-name="FR.C2" office:value-type="string">
            <text:list xml:id="list131417261354994" text:continue-numbering="true" text:style-name="L2">
              <text:list-item>
                <text:p text:style-name="P67">Will have an option to <text:span text:style-name="T40">un</text:span>lock the staff</text:p>
              </text:list-item>
              <text:list-item>
                <text:p text:style-name="P67">Will be required the <text:span text:style-name="T40">staff’s </text:span>CPF<text:span text:style-name="T74">, </text:span><text:span text:style-name="T40">the reason why the staff is being unlocked.</text:span></text:p>
              </text:list-item>
              <text:list-item>
                <text:p text:style-name="P56"><text:span text:style-name="T5">show all information about the staff and ask for confirmation </text:span><text:span text:style-name="T35">before </text:span><text:span text:style-name="T44">unlocking.</text:span></text:p>
              </text:list-item>
              <text:list-item>
                <text:p text:style-name="P74">Show a message if the action was done or not.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31"/>
          </table:table-cell>
          <table:table-cell table:style-name="FR.A2" office:value-type="string">
            <text:p text:style-name="P37">Change staff info</text:p>
          </table:table-cell>
          <table:table-cell table:style-name="FR.C2" office:value-type="string">
            <text:list xml:id="list131415739774108" text:continue-numbering="true" text:style-name="L2">
              <text:list-item>
                <text:p text:style-name="P79">Will have an option to change information about the staff.</text:p>
              </text:list-item>
              <text:list-item>
                <text:p text:style-name="P82">Will be required the staff’s CPF.</text:p>
              </text:list-item>
              <text:list-item>
                <text:p text:style-name="P57"><text:span text:style-name="T5">show all information about the staff and ask for confirmation </text:span><text:span text:style-name="T35">before </text:span><text:span text:style-name="T44">unlocking.</text:span></text:p>
              </text:list-item>
              <text:list-item>
                <text:p text:style-name="P79">Will be shown all information and just change the field necessary.<text:line-break/><text:line-break/>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7"/>
          </table:table-cell>
          <table:table-cell table:style-name="FR.A2" office:value-type="string">
            <text:p text:style-name="P7">Add <text:span text:style-name="T47">a</text:span> new customer <text:span text:style-name="T64">&amp; account</text:span></text:p>
          </table:table-cell>
          <table:table-cell table:style-name="FR.C2" office:value-type="string">
            <text:list xml:id="list131415729312463" text:continue-numbering="true" text:style-name="L2">
              <text:list-item>
                <text:p text:style-name="P58"><text:span text:style-name="T2">Will have an option </text:span>to <text:span text:style-name="T5">add a new customer.</text:span></text:p>
              </text:list-item>
              <text:list-item>
                <text:p text:style-name="P83">will be required full name, CPF, email, address, phone number <text:span text:style-name="T71">and password</text:span>.</text:p>
              </text:list-item>
              <text:list-item>
                <text:p text:style-name="P59"><text:span text:style-name="T5">show all information about the staff and ask for </text:span><text:soft-page-break/><text:span text:style-name="T5">confirmation </text:span><text:span text:style-name="T35">before </text:span><text:span text:style-name="T45">adding</text:span><text:span text:style-name="T44">.</text:span></text:p>
              </text:list-item>
              <text:list-item>
                <text:p text:style-name="P84">An account must be created.</text:p>
              </text:list-item>
              <text:list-item>
                <text:p text:style-name="P75">Show a message <text:span text:style-name="T49">If the customer already exit and is blocked, already exist but not blocked or </text:span>if the action was done.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31"/>
          </table:table-cell>
          <table:table-cell table:style-name="FR.A2" office:value-type="string">
            <text:p text:style-name="P28">Block customer &amp; account</text:p>
          </table:table-cell>
          <table:table-cell table:style-name="FR.C2" office:value-type="string">
            <text:list xml:id="list131416679286785" text:continue-numbering="true" text:style-name="L2">
              <text:list-item>
                <text:p text:style-name="P68">Will have an option to block the <text:span text:style-name="T51">customer/account</text:span></text:p>
              </text:list-item>
              <text:list-item>
                <text:p text:style-name="P68">Will be required the <text:span text:style-name="T51">customer’s</text:span> CPF, <text:span text:style-name="T40">the </text:span><text:span text:style-name="T52">R</text:span><text:span text:style-name="T40">eason why the </text:span><text:span text:style-name="T51">customer/account</text:span><text:span text:style-name="T40"> is being blocked.</text:span></text:p>
              </text:list-item>
              <text:list-item>
                <text:p text:style-name="P60"><text:span text:style-name="T52">S</text:span><text:span text:style-name="T5">how all information about the </text:span><text:span text:style-name="T51">customer</text:span><text:span text:style-name="T5"> and ask </text:span><text:span text:style-name="T52">fo</text:span><text:span text:style-name="T5">r confirmation </text:span><text:span text:style-name="T35">before </text:span><text:span text:style-name="T44">blocking.</text:span></text:p>
              </text:list-item>
              <text:list-item>
                <text:p text:style-name="P76">Show a message if the action was done or not.</text:p>
                <text:p text:style-name="P68"/>
              </text:list-item>
            </text:list>
          </table:table-cell>
        </table:table-row>
        <table:table-row>
          <table:table-cell table:style-name="FR.A2" office:value-type="string">
            <text:p text:style-name="P31"/>
          </table:table-cell>
          <table:table-cell table:style-name="FR.A2" office:value-type="string">
            <text:p text:style-name="P30">Unlock customer &amp; account</text:p>
          </table:table-cell>
          <table:table-cell table:style-name="FR.C2" office:value-type="string">
            <text:list xml:id="list131415784479062" text:continue-numbering="true" text:style-name="L2">
              <text:list-item>
                <text:p text:style-name="P69">Will have an option to <text:span text:style-name="T52">un</text:span>lock the <text:span text:style-name="T51">customer/account</text:span></text:p>
              </text:list-item>
              <text:list-item>
                <text:p text:style-name="P69">Will be required the <text:span text:style-name="T51">customer’s </text:span>CPF, <text:span text:style-name="T40">the </text:span><text:span text:style-name="T54">r</text:span><text:span text:style-name="T40">eason why the </text:span><text:span text:style-name="T51">customer/account</text:span><text:span text:style-name="T40"> is being </text:span><text:span text:style-name="T52">un</text:span><text:span text:style-name="T40">locked.</text:span></text:p>
              </text:list-item>
              <text:list-item>
                <text:p text:style-name="P61"><text:span text:style-name="T52">S</text:span><text:span text:style-name="T5">how all information about the </text:span><text:span text:style-name="T51">customer</text:span><text:span text:style-name="T5"> and ask for confirmation </text:span><text:span text:style-name="T35">before </text:span><text:span text:style-name="T52">un</text:span><text:span text:style-name="T44">locking.</text:span></text:p>
              </text:list-item>
              <text:list-item>
                <text:p text:style-name="P77">Show a message if the action was done or not.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9"/>
          </table:table-cell>
          <table:table-cell table:style-name="FR.A2" office:value-type="string">
            <text:p text:style-name="P34">Check balance</text:p>
          </table:table-cell>
          <table:table-cell table:style-name="FR.C2" office:value-type="string">
            <text:list xml:id="list131417339859366" text:continue-numbering="true" text:style-name="L2">
              <text:list-item>
                <text:p text:style-name="P85">Will have an option to perform a deposit.<text:line-break/><text:span text:style-name="T6">Will be required the customer’s CPF, account number </text:span><text:span text:style-name="T72">and</text:span><text:span text:style-name="T71"> password</text:span><text:span text:style-name="T6">.</text:span></text:p>
              </text:list-item>
              <text:list-item>
                <text:p text:style-name="P85"><text:span text:style-name="T52">S</text:span><text:span text:style-name="T5">how all information about the </text:span><text:span text:style-name="T51">customer.</text:span>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10"/>
          </table:table-cell>
          <table:table-cell table:style-name="FR.A2" office:value-type="string">
            <text:p text:style-name="P10">Deposit</text:p>
          </table:table-cell>
          <table:table-cell table:style-name="FR.C2" office:value-type="string">
            <text:list xml:id="list131417221468755" text:continue-numbering="true" text:style-name="L2">
              <text:list-item>
                <text:p text:style-name="P86">Will have an option to perform a deposit.</text:p>
              </text:list-item>
              <text:list-item>
                <text:p text:style-name="P91">Will be required the customer’s CPF, account number, the <text:span text:style-name="T56">amount </text:span><text:span text:style-name="T71">and password</text:span>.</text:p>
              </text:list-item>
              <text:list-item>
                <text:p text:style-name="P62"><text:span text:style-name="T52">S</text:span><text:span text:style-name="T5">how all information about the </text:span><text:span text:style-name="T51">customer</text:span><text:span text:style-name="T5"> and ask for confirmation </text:span><text:span text:style-name="T35">before </text:span><text:span text:style-name="T65">perform</text:span><text:span text:style-name="T68">ing</text:span><text:span text:style-name="T65"> the deposit</text:span><text:span text:style-name="T44">.</text:span></text:p>
              </text:list-item>
              <text:list-item>
                <text:p text:style-name="P78">Show a message if the action was done or not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12"/>
          </table:table-cell>
          <table:table-cell table:style-name="FR.A2" office:value-type="string">
            <text:p text:style-name="P12">Transfer</text:p>
          </table:table-cell>
          <table:table-cell table:style-name="FR.C2" office:value-type="string">
            <text:list xml:id="list131415960936002" text:continue-numbering="true" text:style-name="L2">
              <text:list-item>
                <text:p text:style-name="P87">Will have an option to perform a <text:span text:style-name="T6">transfer</text:span>.</text:p>
              </text:list-item>
              <text:list-item>
                <text:p text:style-name="P92">To the customer who will make the transfer will be required the customer’s CPF, account number, <text:span text:style-name="T57">amount </text:span><text:span text:style-name="T71">and password.</text:span></text:p>
              </text:list-item>
              <text:list-item>
                <text:p text:style-name="P93">To the customer who will receive the money will be required the CPF and account number.</text:p>
              </text:list-item>
              <text:list-item>
                <text:p text:style-name="P63"><text:span text:style-name="T52">S</text:span><text:span text:style-name="T5">how all information about the </text:span><text:span text:style-name="T51">customer</text:span><text:span text:style-name="T5"> and ask for confirmation </text:span><text:span text:style-name="T35">before </text:span><text:span text:style-name="T65">perform</text:span><text:span text:style-name="T68">ing</text:span><text:span text:style-name="T65"> the </text:span><text:span text:style-name="T66">transaction</text:span><text:span text:style-name="T44">.</text:span></text:p>
              </text:list-item>
              <text:list-item>
                <text:p text:style-name="P78">Show a message if the action was done or not.<text:span text:style-name="T6"><text:line-break/><text:line-break/><text:line-break/></text:span></text:p>
              </text:list-item>
            </text:list>
          </table:table-cell>
        </table:table-row>
        <table:table-row>
          <table:table-cell table:style-name="FR.A2" office:value-type="string">
            <text:p text:style-name="P14"/>
          </table:table-cell>
          <table:table-cell table:style-name="FR.A2" office:value-type="string">
            <text:p text:style-name="P14">Withdraw<text:span text:style-name="T31">al</text:span></text:p>
          </table:table-cell>
          <table:table-cell table:style-name="FR.C2" office:value-type="string">
            <text:list xml:id="list131416646364389" text:continue-numbering="true" text:style-name="L2">
              <text:list-item>
                <text:p text:style-name="P88">Will have an option to perform <text:span text:style-name="T7">the</text:span> <text:span text:style-name="T7">withdraw</text:span><text:span text:style-name="T31">al</text:span>.</text:p>
              </text:list-item>
              <text:list-item>
                <text:p text:style-name="P94">Will be required <text:span text:style-name="T6">the customer’s CPF, account number, the </text:span><text:span text:style-name="T71">amount and password.</text:span><text:span text:style-name="T6">.</text:span></text:p>
              </text:list-item>
              <text:list-item>
                <text:p text:style-name="P64"><text:span text:style-name="T52">S</text:span><text:span text:style-name="T5">how all information about the </text:span><text:span text:style-name="T51">customer</text:span><text:span text:style-name="T5"> and ask </text:span><text:soft-page-break/><text:span text:style-name="T5">for confirmation </text:span><text:span text:style-name="T35">before </text:span><text:span text:style-name="T65">perform</text:span><text:span text:style-name="T68">ing</text:span><text:span text:style-name="T65"> the </text:span><text:span text:style-name="T66">withdrawal.</text:span></text:p>
              </text:list-item>
              <text:list-item>
                <text:p text:style-name="P95"><text:span text:style-name="T25">Show a message if </text:span><text:span text:style-name="T59">the account has no money.</text:span><text:span text:style-name="T6"><text:line-break/></text:span></text:p>
              </text:list-item>
            </text:list>
          </table:table-cell>
        </table:table-row>
        <table:table-row table:style-name="FR.13">
          <table:table-cell table:style-name="FR.A2" office:value-type="string">
            <text:p text:style-name="P16"/>
          </table:table-cell>
          <table:table-cell table:style-name="FR.A2" office:value-type="string">
            <text:p text:style-name="P16">Loan</text:p>
          </table:table-cell>
          <table:table-cell table:style-name="FR.C2" office:value-type="string">
            <text:list xml:id="list131415936774466" text:continue-numbering="true" text:style-name="L2">
              <text:list-item>
                <text:p text:style-name="P89">Will have an option to perform <text:span text:style-name="T8">the loan</text:span>.</text:p>
              </text:list-item>
              <text:list-item>
                <text:p text:style-name="P96">Will be required <text:span text:style-name="T6">the customer’s CPF, account number and the </text:span><text:span text:style-name="T9">amount, installment plan, taxes(%) a.m, payment day, amount per month </text:span><text:span text:style-name="T70">(will be show automatically), </text:span><text:span text:style-name="T73">password</text:span><text:span text:style-name="T9">.</text:span></text:p>
              </text:list-item>
              <text:list-item>
                <text:p text:style-name="P65"><text:span text:style-name="T52">S</text:span><text:span text:style-name="T5">how all information about the </text:span><text:span text:style-name="T51">customer</text:span><text:span text:style-name="T5"> and ask for confirmation </text:span><text:span text:style-name="T35">before </text:span><text:span text:style-name="T65">perform</text:span><text:span text:style-name="T68">ing</text:span><text:span text:style-name="T65"> the </text:span><text:span text:style-name="T67">loan</text:span><text:span text:style-name="T66">.</text:span></text:p>
              </text:list-item>
              <text:list-item>
                <text:p text:style-name="P97">The system will show immediately if the loan was approved or not and why.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18"/>
          </table:table-cell>
          <table:table-cell table:style-name="FR.A2" office:value-type="string">
            <text:p text:style-name="P18">Search</text:p>
          </table:table-cell>
          <table:table-cell table:style-name="FR.C2" office:value-type="string">
            <text:list xml:id="list131417083321874" text:continue-numbering="true" text:style-name="L2">
              <text:list-item>
                <text:p text:style-name="P90">Will have an option to perform <text:span text:style-name="T8">the </text:span><text:span text:style-name="T10">search </text:span><text:span text:style-name="T18">by name, account number and list all people with </text:span><text:span text:style-name="T19">the following</text:span><text:span text:style-name="T18"> filters:</text:span></text:p>
                <text:list>
                  <text:list-item>
                    <text:p text:style-name="P98">List a staff</text:p>
                  </text:list-item>
                  <text:list-item>
                    <text:p text:style-name="P99">List a customers<text:span text:style-name="T11"><text:line-break/></text:span></text:p>
                  </text:list-item>
                </text:list>
              </text:list-item>
            </text:list>
          </table:table-cell>
        </table:table-row>
        <table:table-row>
          <table:table-cell table:style-name="FR.A2" office:value-type="string">
            <text:p text:style-name="P20"/>
          </table:table-cell>
          <table:table-cell table:style-name="FR.A2" office:value-type="string">
            <text:p text:style-name="P21">Payment proof</text:p>
          </table:table-cell>
          <table:table-cell table:style-name="FR.C2" office:value-type="string">
            <text:list xml:id="list131416754173337" text:continue-numbering="true" text:style-name="L2">
              <text:list-item>
                <text:p text:style-name="P100">For all function<text:span text:style-name="T15">s</text:span> the customer<text:span text:style-name="T15">s</text:span> <text:span text:style-name="T15">will be</text:span> ask<text:span text:style-name="T15">ed</text:span> for print the payment proof.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20"/>
          </table:table-cell>
          <table:table-cell table:style-name="FR.A2" office:value-type="string">
            <text:p text:style-name="P35">About</text:p>
          </table:table-cell>
          <table:table-cell table:style-name="FR.C2" office:value-type="string">
            <text:list xml:id="list131416487810467" text:continue-numbering="true" text:style-name="L2">
              <text:list-item>
                <text:p text:style-name="P101">Will have an option to see information about the program and about the bank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20"/>
          </table:table-cell>
          <table:table-cell table:style-name="FR.A2" office:value-type="string">
            <text:p text:style-name="P35">Support</text:p>
          </table:table-cell>
          <table:table-cell table:style-name="FR.C2" office:value-type="string">
            <text:list xml:id="list131416567180155" text:continue-numbering="true" text:style-name="L2">
              <text:list-item>
                <text:p text:style-name="P101">Will have an option to send a message to the support.<text:line-break/></text:p>
              </text:list-item>
            </text:list>
          </table:table-cell>
        </table:table-row>
      </table:table>
      <text:p text:style-name="P3"><text:line-break/><text:line-break/></text:p>
      <text:p text:style-name="P3"/>
      <text:p text:style-name="P3"/>
      <text:p text:style-name="P3"/>
      <text:p text:style-name="P3"/>
      <text:p text:style-name="P3"/>
      <text:p text:style-name="P3"><text:line-break/><text:line-break/><text:line-break/><text:line-break/><text:line-break/></text:p>
      <text:p text:style-name="P23"/>
      <text:p text:style-name="P23"/>
      <text:p text:style-name="P23"/>
      <text:p text:style-name="P23"/>
      <text:p text:style-name="P2"><text:soft-page-break/><text:span text:style-name="T16">N</text:span><text:span text:style-name="T17">on-functional requirements<text:line-break/></text:span></text:p>
      <text:p text:style-name="P24"/>
      <table:table table:name="NFR" table:style-name="NFR">
        <table:table-column table:style-name="NFR.A"/>
        <table:table-column table:style-name="NFR.B"/>
        <table:table-column table:style-name="NFR.C"/>
        <table:table-row>
          <table:table-cell table:style-name="NFR.A1" office:value-type="string">
            <text:p text:style-name="P39"/>
          </table:table-cell>
          <table:table-cell table:style-name="NFR.A1" office:value-type="string">
            <text:p text:style-name="P39">Login</text:p>
          </table:table-cell>
          <table:table-cell table:style-name="NFR.C1" office:value-type="string">
            <text:list xml:id="list1110886721" text:style-name="L3">
              <text:list-item>
                <text:p text:style-name="P50">Check if <text:span text:style-name="T82">CPF </text:span>and password given <text:span text:style-name="T20">is correct.</text:span></text:p>
              </text:list-item>
              <text:list-item>
                <text:p text:style-name="P135">Warn the staff by showing a message if the staff already entered the wrong login information twice and show a message if the next attempt is wrong the <text:span text:style-name="T84">staff</text:span> will be blocked.</text:p>
              </text:list-item>
              <text:list-item>
                <text:p text:style-name="P51"><text:span text:style-name="T21">IF</text:span><text:span text:style-name="T20"> enter the wrong </text:span><text:span text:style-name="T82">CPF</text:span><text:span text:style-name="T20"> </text:span><text:span text:style-name="T82">and/</text:span><text:span text:style-name="T20">or password 3 times, the </text:span><text:span text:style-name="T37">staff</text:span><text:span text:style-name="T20"> will be blocked </text:span><text:span text:style-name="T86">and save all information into the database.</text:span></text:p>
              </text:list-item>
              <text:list-item>
                <text:p text:style-name="P116"><text:span text:style-name="T82">Check if </text:span><text:span text:style-name="T20">the </text:span><text:span text:style-name="T82">staff</text:span><text:span text:style-name="T20"> i</text:span><text:span text:style-name="T36">s</text:span><text:span text:style-name="T20"> blocked.</text:span></text:p>
              </text:list-item>
              <text:list-item>
                <text:p text:style-name="P135">Check <text:span text:style-name="T36">if the staff</text:span><text:span text:style-name="T34"> exist.</text:span></text:p>
              </text:list-item>
              <text:list-item>
                <text:p text:style-name="P52">Show an error message <text:span text:style-name="T82">to all option</text:span><text:span text:style-name="T85">s</text:span><text:span text:style-name="T82"> above.</text:span><text:span text:style-name="T83"><text:line-break/></text:span></text:p>
              </text:list-item>
            </text:list>
          </table:table-cell>
        </table:table-row>
        <table:table-row>
          <table:table-cell table:style-name="NFR.A2" office:value-type="string">
            <text:p text:style-name="P40"/>
          </table:table-cell>
          <table:table-cell table:style-name="NFR.A2" office:value-type="string">
            <text:p text:style-name="P6">Add <text:span text:style-name="T39">a </text:span><text:span text:style-name="T4">new </text:span>staff</text:p>
          </table:table-cell>
          <table:table-cell table:style-name="NFR.C2" office:value-type="string">
            <text:list xml:id="list131417333130460" text:continue-numbering="true" text:style-name="L3">
              <text:list-item>
                <text:p text:style-name="P102"><text:span text:style-name="T21">Check if the </text:span><text:span text:style-name="T22">given </text:span><text:span text:style-name="T21">information already exist.</text:span></text:p>
              </text:list-item>
              <text:list-item>
                <text:p text:style-name="P117">IF exist, just unlock the staff, else create a new <text:span text:style-name="T23">staff</text:span>.</text:p>
              </text:list-item>
              <text:list-item>
                <text:p text:style-name="P117"><text:span text:style-name="T46">Put into the database the staff’s id who added a new one, full data, the new staff’s id.</text:span><text:line-break/></text:p>
              </text:list-item>
            </text:list>
          </table:table-cell>
        </table:table-row>
        <table:table-row>
          <table:table-cell table:style-name="NFR.A2" office:value-type="string">
            <text:p text:style-name="P43"/>
          </table:table-cell>
          <table:table-cell table:style-name="NFR.A2" office:value-type="string">
            <text:p text:style-name="P26">Block <text:span text:style-name="T43">a </text:span>staff</text:p>
          </table:table-cell>
          <table:table-cell table:style-name="NFR.C2" office:value-type="string">
            <text:list xml:id="list131416747140116" text:continue-numbering="true" text:style-name="L3">
              <text:list-item>
                <text:p text:style-name="P70">Check if the given information is correct.</text:p>
              </text:list-item>
              <text:list-item text:start-value="1">
                <text:p text:style-name="P103"><text:span text:style-name="T44">P</text:span><text:span text:style-name="T43">ut into the</text:span><text:span text:style-name="T36"> database the </text:span><text:span text:style-name="T41">blocked staff’s</text:span><text:span text:style-name="T39"> id, </text:span><text:span text:style-name="T36">full </text:span><text:span text:style-name="T46">data</text:span><text:span text:style-name="T36">, the staff’</text:span><text:span text:style-name="T44">s</text:span><text:span text:style-name="T36"> </text:span><text:span text:style-name="T44">id </text:span><text:span text:style-name="T36">who blocked </text:span><text:span text:style-name="T40">and the reason.</text:span><text:line-break/></text:p>
              </text:list-item>
            </text:list>
          </table:table-cell>
        </table:table-row>
        <table:table-row>
          <table:table-cell table:style-name="NFR.A2" office:value-type="string">
            <text:p text:style-name="P39"/>
          </table:table-cell>
          <table:table-cell table:style-name="NFR.A2" office:value-type="string">
            <text:p text:style-name="P27">Unlock <text:span text:style-name="T43">a </text:span>staff</text:p>
          </table:table-cell>
          <table:table-cell table:style-name="NFR.C2" office:value-type="string">
            <text:list xml:id="list131416712094537" text:continue-numbering="true" text:style-name="L3">
              <text:list-item>
                <text:p text:style-name="P71">Check if the given information is correct.</text:p>
              </text:list-item>
              <text:list-item>
                <text:p text:style-name="P104"><text:span text:style-name="T44">P</text:span><text:span text:style-name="T43">ut into the</text:span><text:span text:style-name="T36"> database the </text:span><text:span text:style-name="T41">unlocked staff’s</text:span><text:span text:style-name="T39"> id, </text:span><text:span text:style-name="T36">full </text:span><text:span text:style-name="T46">data</text:span><text:span text:style-name="T36">, the staff’</text:span><text:span text:style-name="T44">s id</text:span><text:span text:style-name="T36"> who </text:span><text:span text:style-name="T40">unl</text:span><text:span text:style-name="T36">ocked </text:span><text:span text:style-name="T40">and the reason.</text:span><text:span text:style-name="T36"><text:line-break/></text:span></text:p>
              </text:list-item>
            </text:list>
          </table:table-cell>
        </table:table-row>
        <table:table-row>
          <table:table-cell table:style-name="NFR.A2" office:value-type="string">
            <text:p text:style-name="P39"/>
          </table:table-cell>
          <table:table-cell table:style-name="NFR.A2" office:value-type="string">
            <text:p text:style-name="P37">Change staff info</text:p>
          </table:table-cell>
          <table:table-cell table:style-name="NFR.C2" office:value-type="string">
            <text:list xml:id="list131417194527200" text:continue-numbering="true" text:style-name="L3">
              <text:list-item>
                <text:p text:style-name="P80">All fields will be shown as they are in the data base.</text:p>
              </text:list-item>
              <text:list-item>
                <text:p text:style-name="P81">When a filed were changed and click ok <text:span text:style-name="T79">to </text:span>all information will be send to the data base</text:p>
              </text:list-item>
              <text:list-item>
                <text:p text:style-name="P105"><text:span text:style-name="T46">Put into the database the staff’s id who </text:span><text:span text:style-name="T77">made the changes</text:span><text:span text:style-name="T46">, full data, </text:span><text:span text:style-name="T77">staff</text:span><text:span text:style-name="T46">’s id.</text:span><text:span text:style-name="T36"><text:line-break/></text:span></text:p>
              </text:list-item>
            </text:list>
          </table:table-cell>
        </table:table-row>
        <table:table-row>
          <table:table-cell table:style-name="NFR.A2" office:value-type="string">
            <text:p text:style-name="P40"/>
          </table:table-cell>
          <table:table-cell table:style-name="NFR.A2" office:value-type="string">
            <text:p text:style-name="P8">Add <text:span text:style-name="T48">a </text:span>new customer <text:span text:style-name="T80">&amp; account</text:span></text:p>
          </table:table-cell>
          <table:table-cell table:style-name="NFR.C2" office:value-type="string">
            <text:list xml:id="list131417678400841" text:continue-numbering="true" text:style-name="L3">
              <text:list-item>
                <text:p text:style-name="P106"><text:span text:style-name="T21">Check if the </text:span><text:span text:style-name="T22">given </text:span><text:span text:style-name="T21">information already exist.</text:span></text:p>
              </text:list-item>
              <text:list-item>
                <text:p text:style-name="P118">IF exist:</text:p>
                <text:list>
                  <text:list-item>
                    <text:p text:style-name="P118"><text:span text:style-name="T50">C</text:span><text:span text:style-name="T48">heck if it’s blocked, if so, do not create.</text:span></text:p>
                  </text:list-item>
                  <text:list-item>
                    <text:p text:style-name="P119"><text:span text:style-name="T50">If is not blocked</text:span> do not create as well.</text:p>
                  </text:list-item>
                </text:list>
              </text:list-item>
              <text:list-item>
                <text:p text:style-name="P118"><text:span text:style-name="T48">If does not exist</text:span> create a new <text:span text:style-name="T23">customer</text:span>.</text:p>
              </text:list-item>
              <text:list-item>
                <text:p text:style-name="P118"><text:span text:style-name="T46">Put into the database the staff’s id who added a new one, full data, the new </text:span><text:span text:style-name="T48">customer</text:span><text:span text:style-name="T46">’s id.</text:span><text:line-break/></text:p>
              </text:list-item>
            </text:list>
          </table:table-cell>
        </table:table-row>
        <table:table-row>
          <table:table-cell table:style-name="NFR.A2" office:value-type="string">
            <text:p text:style-name="P43"/>
          </table:table-cell>
          <table:table-cell table:style-name="NFR.A2" office:value-type="string">
            <text:p text:style-name="P28">Block a customer &amp; account.</text:p>
          </table:table-cell>
          <table:table-cell table:style-name="NFR.C2" office:value-type="string">
            <text:list xml:id="list131416053185309" text:continue-numbering="true" text:style-name="L3">
              <text:list-item>
                <text:p text:style-name="P72">Check if the given information is correct.</text:p>
              </text:list-item>
              <text:list-item text:start-value="1">
                <text:p text:style-name="P107"><text:span text:style-name="T44">P</text:span><text:span text:style-name="T43">ut into the</text:span><text:span text:style-name="T36"> database the </text:span><text:span text:style-name="T41">blocked </text:span><text:span text:style-name="T51">customer</text:span><text:span text:style-name="T41">’s</text:span><text:span text:style-name="T39"> id, </text:span><text:span text:style-name="T36">full </text:span><text:span text:style-name="T46">data</text:span><text:span text:style-name="T36">, the staff’</text:span><text:span text:style-name="T44">s</text:span><text:span text:style-name="T36"> </text:span><text:span text:style-name="T44">id </text:span><text:span text:style-name="T36">who blocked </text:span><text:span text:style-name="T40">and the reason.</text:span></text:p>
              </text:list-item>
              <text:list-item>
                <text:p text:style-name="P107"><text:soft-page-break/><text:span text:style-name="T51">If the customer were blocked his/her account will be as well and vice versa.</text:span><text:span text:style-name="T40"><text:line-break/><text:line-break/><text:line-break/><text:line-break/><text:line-break/></text:span></text:p>
              </text:list-item>
            </text:list>
          </table:table-cell>
        </table:table-row>
        <table:table-row>
          <table:table-cell table:style-name="NFR.A2" office:value-type="string">
            <text:p text:style-name="P43"/>
          </table:table-cell>
          <table:table-cell table:style-name="NFR.A2" office:value-type="string">
            <text:p text:style-name="P29"><text:span text:style-name="T53">Un</text:span>lock a customer &amp; account.</text:p>
          </table:table-cell>
          <table:table-cell table:style-name="NFR.C2" office:value-type="string">
            <text:list xml:id="list131415891000894" text:continue-numbering="true" text:style-name="L3">
              <text:list-item>
                <text:p text:style-name="P73">Check if the given information is correct.</text:p>
              </text:list-item>
              <text:list-item>
                <text:p text:style-name="P108"><text:span text:style-name="T44">P</text:span><text:span text:style-name="T43">ut into the</text:span><text:span text:style-name="T36"> database the </text:span><text:span text:style-name="T41">unlocked </text:span><text:span text:style-name="T53">customer</text:span><text:span text:style-name="T41">’s</text:span><text:span text:style-name="T39"> id, </text:span><text:span text:style-name="T36">full </text:span><text:span text:style-name="T46">data</text:span><text:span text:style-name="T36">, the staff’</text:span><text:span text:style-name="T44">s id</text:span><text:span text:style-name="T36"> who </text:span><text:span text:style-name="T40">unl</text:span><text:span text:style-name="T36">ocked </text:span><text:span text:style-name="T40">and the reason.</text:span></text:p>
              </text:list-item>
              <text:list-item>
                <text:p text:style-name="P108"><text:span text:style-name="T55">I</text:span><text:span text:style-name="T53">f the customer is unlocked the account will be as well and vice versa.</text:span></text:p>
              </text:list-item>
            </text:list>
          </table:table-cell>
        </table:table-row>
        <table:table-row>
          <table:table-cell table:style-name="NFR.A2" office:value-type="string">
            <text:p text:style-name="P41"/>
          </table:table-cell>
          <table:table-cell table:style-name="NFR.A2" office:value-type="string">
            <text:p text:style-name="P11">Deposit</text:p>
          </table:table-cell>
          <table:table-cell table:style-name="NFR.C2" office:value-type="string">
            <text:list xml:id="list131416995316282" text:continue-numbering="true" text:style-name="L3">
              <text:list-item>
                <text:p text:style-name="P109"><text:span text:style-name="T21">Check if the </text:span><text:span text:style-name="T22">given </text:span><text:span text:style-name="T21">information </text:span><text:span text:style-name="T28">are correct</text:span><text:span text:style-name="T21">.</text:span></text:p>
              </text:list-item>
              <text:list-item>
                <text:p text:style-name="P110"><text:span text:style-name="T21">IF </text:span><text:span text:style-name="T28">they are</text:span><text:span text:style-name="T21">, </text:span><text:span text:style-name="T24">perform the action</text:span><text:span text:style-name="T21">, else </text:span><text:span text:style-name="T24">report an error message.</text:span></text:p>
              </text:list-item>
              <text:list-item>
                <text:p text:style-name="P120"><text:span text:style-name="T56">Print t</text:span>he deposit <text:span text:style-name="T30">receipt</text:span> <text:span text:style-name="T56">which </text:span>must have the following information:</text:p>
                <text:list>
                  <text:list-item>
                    <text:p text:style-name="P124">Bank’<text:span text:style-name="T31">s</text:span> <text:span text:style-name="T31">n</text:span>ame on the very top</text:p>
                  </text:list-item>
                  <text:list-item>
                    <text:p text:style-name="P120">Customer’ name</text:p>
                  </text:list-item>
                  <text:list-item>
                    <text:p text:style-name="P124">CPF</text:p>
                  </text:list-item>
                  <text:list-item>
                    <text:p text:style-name="P120">Account information</text:p>
                  </text:list-item>
                  <text:list-item>
                    <text:p text:style-name="P120">Full data</text:p>
                  </text:list-item>
                  <text:list-item>
                    <text:p text:style-name="P120">Amount</text:p>
                  </text:list-item>
                  <text:list-item>
                    <text:p text:style-name="P120">A <text:span text:style-name="T30">unique </text:span>number to identify th<text:span text:style-name="T30">is deposit receipt</text:span></text:p>
                  </text:list-item>
                  <text:list-item>
                    <text:p text:style-name="P127">Staff’s name</text:p>
                  </text:list-item>
                  <text:list-item>
                    <text:p text:style-name="P127">Contact</text:p>
                  </text:list-item>
                </text:list>
              </text:list-item>
              <text:list-item>
                <text:p text:style-name="P128"><text:span text:style-name="T56">Put </text:span>in<text:span text:style-name="T56">to</text:span> the database <text:span text:style-name="T56">the</text:span> <text:span text:style-name="T56">unique number code</text:span>, <text:span text:style-name="T56">customer’s id, account number, amount, full data.</text:span></text:p>
              </text:list-item>
            </text:list>
            <text:list xml:id="list3791091686" text:style-name="L4">
              <text:list-header>
                <text:p text:style-name="P123"/>
              </text:list-header>
            </text:list>
          </table:table-cell>
        </table:table-row>
        <table:table-row>
          <table:table-cell table:style-name="NFR.A2" office:value-type="string">
            <text:p text:style-name="P44"/>
          </table:table-cell>
          <table:table-cell table:style-name="NFR.A2" office:value-type="string">
            <text:p text:style-name="P13">Transfer</text:p>
          </table:table-cell>
          <table:table-cell table:style-name="NFR.C2" office:value-type="string">
            <text:list xml:id="list131417126071240" text:continue-list="list131416995316282" text:style-name="L3">
              <text:list-item>
                <text:p text:style-name="P111"><text:span text:style-name="T21">Check if the </text:span><text:span text:style-name="T22">given </text:span><text:span text:style-name="T21">information </text:span><text:span text:style-name="T28">are correct </text:span><text:span text:style-name="T26">and the account has enough money</text:span><text:span text:style-name="T21">.</text:span></text:p>
              </text:list-item>
              <text:list-item>
                <text:p text:style-name="P111"><text:span text:style-name="T21">IF </text:span><text:span text:style-name="T28">they </text:span><text:span text:style-name="T58">match</text:span><text:span text:style-name="T21"> </text:span><text:span text:style-name="T27">and ha</text:span><text:span text:style-name="T58">ve</text:span><text:span text:style-name="T27"> enough money, </text:span><text:span text:style-name="T24">perform the action</text:span><text:span text:style-name="T21">, else </text:span><text:span text:style-name="T24">report an error message.</text:span></text:p>
              </text:list-item>
              <text:list-item>
                <text:p text:style-name="P125">The transfer voucher must have the following information:</text:p>
                <text:list>
                  <text:list-item>
                    <text:p text:style-name="P125">Bank’<text:span text:style-name="T31">s n</text:span>ame on the very top</text:p>
                  </text:list-item>
                  <text:list-item>
                    <text:p text:style-name="P125">From customer’s name</text:p>
                  </text:list-item>
                  <text:list-item>
                    <text:p text:style-name="P125">CPF</text:p>
                  </text:list-item>
                  <text:list-item>
                    <text:p text:style-name="P121">Account information</text:p>
                  </text:list-item>
                  <text:list-item>
                    <text:p text:style-name="P121">Full data</text:p>
                  </text:list-item>
                  <text:list-item>
                    <text:p text:style-name="P121">Amount</text:p>
                  </text:list-item>
                  <text:list-item>
                    <text:p text:style-name="P111"><text:span text:style-name="T30">To c</text:span><text:span text:style-name="T29">ustomer’ name</text:span></text:p>
                  </text:list-item>
                  <text:list-item>
                    <text:p text:style-name="P125">CPF</text:p>
                  </text:list-item>
                  <text:list-item>
                    <text:p text:style-name="P111"><text:span text:style-name="T29">A </text:span><text:span text:style-name="T30">unique </text:span><text:span text:style-name="T29">number to identify th</text:span><text:span text:style-name="T30">is transfer voucher.</text:span></text:p>
                  </text:list-item>
                  <text:list-item>
                    <text:p text:style-name="P127">Staff’s name</text:p>
                  </text:list-item>
                  <text:list-item>
                    <text:p text:style-name="P127">Contact</text:p>
                  </text:list-item>
                </text:list>
              </text:list-item>
              <text:list-item>
                <text:p text:style-name="P129"><text:soft-page-break/><text:span text:style-name="T56">Put </text:span>in<text:span text:style-name="T56">to</text:span> the database <text:span text:style-name="T56">the</text:span> <text:span text:style-name="T56">unique number code</text:span>, <text:span text:style-name="T56">customer’s id </text:span><text:span text:style-name="T58">who transfer</text:span><text:span text:style-name="T56">, account number, amount, </text:span><text:span text:style-name="T58">the customer’s id who receive the money, account number, </text:span><text:span text:style-name="T56">full data.</text:span><text:span text:style-name="T24"><text:line-break/></text:span></text:p>
              </text:list-item>
            </text:list>
          </table:table-cell>
        </table:table-row>
      </table:table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15">Withdraw<text:span text:style-name="T31">al</text:span></text:p>
          </table:table-cell>
          <table:table-cell table:style-name="Table1.C1" office:value-type="string">
            <text:list xml:id="list131416947719911" text:continue-numbering="true" text:style-name="L3">
              <text:list-item>
                <text:p text:style-name="P110"><text:span text:style-name="T21">Check if the </text:span><text:span text:style-name="T22">given </text:span><text:span text:style-name="T21">information </text:span><text:span text:style-name="T28">are correct</text:span><text:span text:style-name="T21"> <text:s/></text:span><text:span text:style-name="T26">and the account has enough money</text:span><text:span text:style-name="T21">.</text:span></text:p>
              </text:list-item>
              <text:list-item>
                <text:p text:style-name="P112"><text:span text:style-name="T21">IF </text:span><text:span text:style-name="T28">they </text:span><text:span text:style-name="T60">match</text:span><text:span text:style-name="T21"> </text:span><text:span text:style-name="T27">and ha</text:span><text:span text:style-name="T60">ve</text:span><text:span text:style-name="T27"> enough money, </text:span><text:span text:style-name="T24">perform the action</text:span><text:span text:style-name="T21">, else </text:span><text:span text:style-name="T24">report an error message.</text:span></text:p>
              </text:list-item>
              <text:list-item>
                <text:p text:style-name="P112"><text:span text:style-name="T31">The withdrawal receipt </text:span><text:span text:style-name="T30">must have the following information:</text:span></text:p>
                <text:list>
                  <text:list-item>
                    <text:p text:style-name="P113"><text:span text:style-name="T30">Bank’</text:span><text:span text:style-name="T31">s</text:span><text:span text:style-name="T30"> </text:span><text:span text:style-name="T31">n</text:span><text:span text:style-name="T30">ame on the very top</text:span></text:p>
                  </text:list-item>
                  <text:list-item>
                    <text:p text:style-name="P122">Customer’ name</text:p>
                  </text:list-item>
                  <text:list-item>
                    <text:p text:style-name="P126">CPF</text:p>
                  </text:list-item>
                  <text:list-item>
                    <text:p text:style-name="P122">Account information</text:p>
                  </text:list-item>
                  <text:list-item>
                    <text:p text:style-name="P122">Full data</text:p>
                  </text:list-item>
                  <text:list-item>
                    <text:p text:style-name="P122">Amount</text:p>
                  </text:list-item>
                  <text:list-item>
                    <text:p text:style-name="P113"><text:span text:style-name="T29">A </text:span><text:span text:style-name="T30">unique </text:span><text:span text:style-name="T29">number to identify th</text:span><text:span text:style-name="T30">is </text:span><text:span text:style-name="T32">withdrawal</text:span><text:span text:style-name="T30"> receipt</text:span></text:p>
                  </text:list-item>
                  <text:list-item>
                    <text:p text:style-name="P127">Staff’s name</text:p>
                  </text:list-item>
                  <text:list-item>
                    <text:p text:style-name="P127">Contact</text:p>
                  </text:list-item>
                </text:list>
              </text:list-item>
              <text:list-item>
                <text:p text:style-name="P130"><text:span text:style-name="T56">Put </text:span>in<text:span text:style-name="T56">to</text:span> the database <text:span text:style-name="T56">the</text:span> <text:span text:style-name="T56">unique number code</text:span>, <text:span text:style-name="T56">customer’s id, account number, amount, full data.</text:span><text:line-break/></text:p>
              </text:list-item>
            </text:list>
          </table:table-cell>
        </table:table-row>
        <table:table-row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17">Loan</text:p>
          </table:table-cell>
          <table:table-cell table:style-name="Table1.C2" office:value-type="string">
            <text:list xml:id="list131417283283348" text:continue-numbering="true" text:style-name="L3">
              <text:list-item>
                <text:p text:style-name="P110"><text:span text:style-name="T21">Check if the </text:span><text:span text:style-name="T22">given </text:span><text:span text:style-name="T21">information </text:span><text:span text:style-name="T28">are correct</text:span><text:span text:style-name="T21">.</text:span></text:p>
              </text:list-item>
              <text:list-item>
                <text:p text:style-name="P114"><text:span text:style-name="T21">IF </text:span><text:span text:style-name="T28">they </text:span><text:span text:style-name="T61">match</text:span><text:span text:style-name="T27">, </text:span><text:span text:style-name="T24">perform the action </text:span><text:span text:style-name="T62">and the amount in this account reached or has R$</text:span><text:span text:style-name="T76">5</text:span><text:span text:style-name="T62">000,00 </text:span><text:span text:style-name="T21">else </text:span><text:span text:style-name="T24">report an error message </text:span><text:span text:style-name="T76">and </text:span><text:span text:style-name="T75">add the value in the customer’s account. </text:span></text:p>
              </text:list-item>
              <text:list-item>
                <text:p text:style-name="P115"><text:span text:style-name="T56">Put </text:span><text:span text:style-name="T32">in</text:span><text:span text:style-name="T56">to</text:span><text:span text:style-name="T32"> the database </text:span><text:span text:style-name="T56">the</text:span><text:span text:style-name="T32"> </text:span><text:span text:style-name="T56">customer’s id, account number, full data, </text:span><text:span text:style-name="T69">staff’s id</text:span><text:span text:style-name="T56">.</text:span><text:span text:style-name="T24"><text:line-break/>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19">Search</text:p>
          </table:table-cell>
          <table:table-cell table:style-name="Table1.C2" office:value-type="string">
            <text:list xml:id="list131417257884211" text:continue-numbering="true" text:style-name="L3">
              <text:list-item>
                <text:p text:style-name="P131">All information are in the data base.</text:p>
              </text:list-item>
              <text:list-item>
                <text:p text:style-name="P131">The queries must be <text:span text:style-name="T33">done</text:span> using PostreSQL.<text:line-break/></text:p>
              </text:list-item>
            </text:list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32">Usability</text:p>
          </table:table-cell>
          <table:table-cell table:style-name="Table1.C2" office:value-type="string">
            <text:list xml:id="list131416260464751" text:continue-numbering="true" text:style-name="L3">
              <text:list-item>
                <text:p text:style-name="P132">Be responsive</text:p>
                <text:p text:style-name="P132"/>
              </text:list-item>
            </text:list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36">Support</text:p>
          </table:table-cell>
          <table:table-cell table:style-name="Table1.C2" office:value-type="string">
            <text:list xml:id="list131416632541418" text:continue-numbering="true" text:style-name="L3">
              <text:list-item>
                <text:p text:style-name="P133">When send the message, send as well the staff’s id, full data.</text:p>
              </text:list-item>
              <text:list-item>
                <text:p text:style-name="P134">Put all these information into the database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style:writing-mode="lr-tb"/>
      <style:text-properties style:font-name="Liberation Sans1" fo:font-size="1pt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1" fo:font-size="1pt"/>
    </style:style>
    <style:style style:name="MT1" style:family="text">
      <style:text-properties style:font-name="Liberation Sans1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1.662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.113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1.759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char" draw:z-index="5" draw:name="PowerPlusWaterMarkObject" draw:style-name="Mgr1" draw:text-style-name="MP2" svg:width="16.999cm" svg:height="1.661cm" draw:transform="skewX (-6.59401380355848E-017) rotate (1.22173047639603) translate (4.81365277777778cm 20.3025416666667cm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1" style:next-style-name="Standard">
      <style:header>
        <text:p text:style-name="Header"><draw:custom-shape text:anchor-type="char" draw:z-index="6" draw:name="PowerPlusWaterMarkObject" draw:style-name="Mgr1" draw:text-style-name="MP2" svg:width="16.999cm" svg:height="1.661cm" draw:transform="skewX (-6.59401380355848E-017) 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2" style:next-style-name="Right_20_Page">
      <style:header>
        <text:p text:style-name="Header"><draw:custom-shape text:anchor-type="char" draw:z-index="7" draw:name="PowerPlusWaterMarkObject" draw:style-name="Mgr1" draw:text-style-name="MP2" svg:width="16.999cm" svg:height="1.661cm" draw:transform="skewX (-6.59401380355848E-017) 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3" style:next-style-name="Left_20_Page">
      <style:header>
        <text:p text:style-name="Header"><draw:custom-shape text:anchor-type="char" draw:z-index="8" draw:name="PowerPlusWaterMarkObject" draw:style-name="Mgr1" draw:text-style-name="MP2" svg:width="16.999cm" svg:height="1.661cm" draw:transform="skewX (-6.59401380355848E-017) 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4">
      <style:header>
        <text:p text:style-name="Header"><draw:custom-shape text:anchor-type="char" draw:z-index="9" draw:name="PowerPlusWaterMarkObject" draw:style-name="Mgr2" draw:text-style-name="MP2" svg:width="11.399cm" svg:height="1.112cm" draw:transform="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1">
      <style:header>
        <text:p text:style-name="Header"><draw:custom-shape text:anchor-type="char" draw:z-index="10" draw:name="PowerPlusWaterMarkObject" draw:style-name="Mgr1" draw:text-style-name="MP2" svg:width="16.999cm" svg:height="1.661cm" draw:transform="skewX (-6.59401380355848E-017) 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5">
      <style:header>
        <text:p text:style-name="Header"><draw:custom-shape text:anchor-type="char" draw:z-index="11" draw:name="PowerPlusWaterMarkObject" draw:style-name="Mgr3" draw:text-style-name="MP2" svg:width="17.999cm" svg:height="1.758cm" draw:transform="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6">
      <style:header>
        <text:p text:style-name="Header"><draw:custom-shape text:anchor-type="char" draw:z-index="12" draw:name="PowerPlusWaterMarkObject" draw:style-name="Mgr1" draw:text-style-name="MP2" svg:width="16.999cm" svg:height="1.661cm" draw:transform="skewX (-6.59401380355848E-017) 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6">
      <style:header>
        <text:p text:style-name="Header"><draw:custom-shape text:anchor-type="char" draw:z-index="13" draw:name="PowerPlusWaterMarkObject" draw:style-name="Mgr1" draw:text-style-name="MP2" svg:width="16.999cm" svg:height="1.661cm" draw:transform="skewX (-6.59401380355848E-017) 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7">
      <style:header>
        <text:p text:style-name="Header"><draw:custom-shape text:anchor-type="char" draw:z-index="14" draw:name="PowerPlusWaterMarkObject" draw:style-name="Mgr1" draw:text-style-name="MP2" svg:width="16.999cm" svg:height="1.661cm" draw:transform="skewX (-6.59401380355848E-017) 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2T10:26:34.395145852</meta:creation-date>
    <dc:title>default</dc:title>
    <meta:editing-duration>P1DT7H20M43S</meta:editing-duration>
    <meta:editing-cycles>140</meta:editing-cycles>
    <meta:generator>LibreOffice/6.4.4.2$Linux_X86_64 LibreOffice_project/3d775be2011f3886db32dfd395a6a6d1ca2630ff</meta:generator>
    <dc:date>2020-06-19T13:14:15.537815384</dc:date>
    <meta:document-statistic meta:table-count="3" meta:image-count="0" meta:object-count="0" meta:page-count="6" meta:paragraph-count="171" meta:word-count="1511" meta:character-count="8077" meta:non-whitespace-character-count="6809"/>
    <meta:template xlink:type="simple" xlink:actuate="onRequest" xlink:title="default" xlink:href="../../../Templates/default.ott" meta:date="2020-06-02T10:26:29.291812369"/>
  </office:meta>
</office:document-meta>
</file>